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ndhi Sans" svg:font-family="'Gandhi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Preformatted_20_Text">
      <style:text-properties officeooo:rsid="00005988" officeooo:paragraph-rsid="00005988"/>
    </style:style>
    <style:style style:name="P2" style:family="paragraph" style:parent-style-name="Preformatted_20_Text">
      <style:text-properties fo:font-weight="bold" officeooo:rsid="00010bf8" officeooo:paragraph-rsid="00010bf8" style:font-weight-asian="bold" style:font-weight-complex="bold"/>
    </style:style>
    <style:style style:name="P3" style:family="paragraph" style:parent-style-name="Preformatted_20_Text">
      <style:text-properties fo:font-weight="normal" officeooo:rsid="00010bf8" officeooo:paragraph-rsid="00010bf8" style:font-weight-asian="normal" style:font-weight-complex="normal"/>
    </style:style>
    <style:style style:name="P4" style:family="paragraph" style:parent-style-name="Text_20_body">
      <style:text-properties style:font-name="Arial" officeooo:rsid="00014d47" officeooo:paragraph-rsid="00014d47"/>
    </style:style>
    <style:style style:name="P5" style:family="paragraph" style:parent-style-name="Text_20_body">
      <style:text-properties style:font-name="Gandhi Sans" fo:font-size="11pt" fo:font-weight="normal" officeooo:rsid="00014d47" officeooo:paragraph-rsid="00014d47" style:font-size-asian="11pt" style:font-weight-asian="normal" style:font-size-complex="11pt" style:font-weight-complex="normal"/>
    </style:style>
    <style:style style:name="P6" style:family="paragraph" style:parent-style-name="Preformatted_20_Text">
      <style:text-properties style:font-name="Gandhi Sans" fo:font-size="11pt" fo:font-weight="normal" officeooo:rsid="00010bf8" officeooo:paragraph-rsid="00010bf8" style:font-size-asian="11pt" style:font-weight-asian="normal" style:font-size-complex="11pt" style:font-weight-complex="normal"/>
    </style:style>
    <style:style style:name="P7" style:family="paragraph" style:parent-style-name="Preformatted_20_Text">
      <style:text-properties style:font-name="Gandhi Sans" fo:font-size="11pt" fo:font-weight="normal" officeooo:rsid="00005988" officeooo:paragraph-rsid="00005988" style:font-size-asian="11pt" style:font-weight-asian="normal" style:font-size-complex="11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Gandhi Sans"/>
    </style:style>
    <style:style style:name="T3" style:family="text">
      <style:text-properties style:font-name="Gandhi Sans" fo:font-size="12pt" style:font-size-asian="12pt" style:font-size-complex="12pt"/>
    </style:style>
    <style:style style:name="T4" style:family="text">
      <style:text-properties style:font-name="Gandhi Sans" fo:font-size="11pt" style:font-size-asian="11pt" style:font-size-complex="11pt"/>
    </style:style>
    <style:style style:name="T5" style:family="text">
      <style:text-properties style:font-name="Gandhi Sans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Gandhi Sans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apcentral.collegeboard.com/apc/public/courses/teachers_corner/222163.html" text:style-name="Internet_20_link" text:visited-style-name="Visited_20_Internet_20_Link"><text:span text:style-name="T6">http://apcentral.collegeboard.com/apc/public/courses/teachers_corner/222163.html</text:span></text:a></text:p>
      <text:p text:style-name="P7"/>
      <text:p text:style-name="P2"><text:a xlink:type="simple" xlink:href="https://www.dropbox.com/sh/t3n5lrfdo0f7v00/AACjT7Zl-of2KcrnaQy94ZxYa" text:style-name="Internet_20_link" text:visited-style-name="Visited_20_Internet_20_Link"><text:span text:style-name="T6">https://www.dropbox.com/sh/t3n5lrfdo0f7v00/AACjT7Zl-of2KcrnaQy94ZxYa</text:span></text:a></text:p>
      <text:p text:style-name="P6"/>
      <text:p text:style-name="P3"><text:a xlink:type="simple" xlink:href="http://www.skylit.com/beprepared/fr2009.html" text:style-name="Internet_20_link" text:visited-style-name="Visited_20_Internet_20_Link"><text:span text:style-name="T4">http://www.skylit.com/beprepared/fr2009.html</text:span></text:a></text:p>
      <text:p text:style-name="P6"/>
      <text:p text:style-name="P3"><text:a xlink:type="simple" xlink:href="http://apcentral.collegeboard.com/apc/public/exam/exam_information/2000.html" text:style-name="Internet_20_link" text:visited-style-name="Visited_20_Internet_20_Link"><text:span text:style-name="T4">http://apcentral.collegeboard.com/apc/public/exam/exam_information/2000.html</text:span></text:a></text:p>
      <text:p text:style-name="P6"/>
      <text:p text:style-name="P3"><text:a xlink:type="simple" xlink:href="http://mrmonline.org/site/ap-cs-2013-2014/" text:style-name="Internet_20_link" text:visited-style-name="Visited_20_Internet_20_Link"><text:span text:style-name="T4">http://mrmonline.org/site/ap-cs-2013-2014/</text:span></text:a></text:p>
      <text:p text:style-name="P6"/>
      <text:p text:style-name="P4"><text:span text:style-name="T6">Course Description: </text:span><text:a xlink:type="simple" xlink:href="http://media.collegeboard.com/digitalServices/pdf/ap/ap-computer-science-a-course-description-2014.pdf" text:style-name="Internet_20_link" text:visited-style-name="Visited_20_Internet_20_Link"><text:span text:style-name="T6">http://media.collegeboard.com/digitalServices/pdf/ap/ap-computer-science-a-course-description-2014.pdf</text:span></text:a><text:span text:style-name="T6"> </text:span></text:p>
      <text:p text:style-name="P5">Quick Reference: <text:a xlink:type="simple" xlink:href="http://apcentral.collegeboard.com/apc/public/repository/ap_comp_sci_a_quick_reference.pdf" text:style-name="Internet_20_link" text:visited-style-name="Visited_20_Internet_20_Link">http://apcentral.collegeboard.com/apc/public/repository/ap_comp_sci_a_quick_reference.pdf</text:a>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ndhi Sans" svg:font-family="'Gandhi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9T09:22:43.624473163</dc:date>
    <meta:editing-duration>P1DT13H48M6S</meta:editing-duration>
    <meta:editing-cycles>3</meta:editing-cycles>
    <meta:generator>LibreOffice/4.3.5.2.0$Linux_X86_64 LibreOffice_project/430m0$Build-2</meta:generator>
    <meta:document-statistic meta:table-count="0" meta:image-count="0" meta:object-count="0" meta:page-count="1" meta:paragraph-count="7" meta:word-count="11" meta:character-count="540" meta:non-whitespace-character-count="534"/>
  </office:meta>
</office:document-meta>
</file>